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fa4" officeooo:paragraph-rsid="0015dfa4"/>
    </style:style>
    <style:style style:name="P2" style:family="paragraph" style:parent-style-name="Standard">
      <style:text-properties officeooo:paragraph-rsid="0015dfa4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5dfa4" officeooo:paragraph-rsid="0015dfa4" style:font-style-asian="italic" style:font-style-complex="italic"/>
    </style:style>
    <style:style style:name="P4" style:family="paragraph" style:parent-style-name="Standard">
      <style:text-properties fo:font-style="italic" officeooo:rsid="0015dfa4" officeooo:paragraph-rsid="0015dfa4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5dfa4" officeooo:paragraph-rsid="0015dfa4" style:font-style-asian="normal" style:font-style-complex="normal"/>
    </style:style>
    <style:style style:name="P6" style:family="paragraph" style:parent-style-name="Standard">
      <style:text-properties officeooo:rsid="00178ea7" officeooo:paragraph-rsid="00178ea7"/>
    </style:style>
    <style:style style:name="P7" style:family="paragraph" style:parent-style-name="Standard">
      <style:text-properties officeooo:paragraph-rsid="00190dfc"/>
    </style:style>
    <style:style style:name="P8" style:family="paragraph" style:parent-style-name="Standard">
      <style:text-properties officeooo:rsid="00190dfc" officeooo:paragraph-rsid="00190dfc"/>
    </style:style>
    <style:style style:name="P9" style:family="paragraph" style:parent-style-name="Standard">
      <style:paragraph-properties fo:text-align="start" style:justify-single-word="false"/>
      <style:text-properties fo:font-style="normal" officeooo:rsid="0015dfa4" officeooo:paragraph-rsid="0015dfa4" style:font-style-asian="normal" style:font-style-complex="normal"/>
    </style:style>
    <style:style style:name="P10" style:family="paragraph" style:parent-style-name="Standard">
      <style:text-properties officeooo:rsid="00178ea7" officeooo:paragraph-rsid="00178ea7"/>
    </style:style>
    <style:style style:name="P11" style:family="paragraph" style:parent-style-name="Standard">
      <style:text-properties fo:language="es" fo:country="ES" fo:font-weight="normal" officeooo:rsid="00190dfc" officeooo:paragraph-rsid="00190dfc" style:font-weight-asian="normal" style:font-weight-complex="normal"/>
    </style:style>
    <style:style style:name="P12" style:family="paragraph" style:parent-style-name="Standard">
      <style:text-properties officeooo:rsid="001abf9b" officeooo:paragraph-rsid="001abf9b"/>
    </style:style>
    <style:style style:name="P13" style:family="paragraph" style:parent-style-name="Standard">
      <style:text-properties officeooo:rsid="001c12ae" officeooo:paragraph-rsid="001c12ae"/>
    </style:style>
    <style:style style:name="T1" style:family="text">
      <style:text-properties officeooo:rsid="0015dfa4"/>
    </style:style>
    <style:style style:name="T2" style:family="text">
      <style:text-properties fo:font-weight="bold" officeooo:rsid="0015dfa4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5dfa4"/>
    </style:style>
    <style:style style:name="T5" style:family="text">
      <style:text-properties style:text-underline-style="solid" style:text-underline-width="auto" style:text-underline-color="font-color" officeooo:rsid="00178ea7"/>
    </style:style>
    <style:style style:name="T6" style:family="text">
      <style:text-properties fo:font-weight="normal" officeooo:rsid="0015dfa4" style:font-weight-asian="normal" style:font-weight-complex="normal"/>
    </style:style>
    <style:style style:name="T7" style:family="text">
      <style:text-properties officeooo:rsid="00178ea7"/>
    </style:style>
    <style:style style:name="T8" style:family="text">
      <style:text-properties fo:language="es" fo:country="ES" fo:font-weight="normal" style:font-weight-asian="normal" style:font-weight-complex="normal"/>
    </style:style>
    <style:style style:name="T9" style:family="text">
      <style:text-properties fo:language="es" fo:country="ES" fo:font-weight="normal" officeooo:rsid="00190dfc" style:font-weight-asian="normal" style:font-weight-complex="normal"/>
    </style:style>
    <style:style style:name="T10" style:family="text">
      <style:text-properties fo:language="es" fo:country="ES" fo:font-weight="normal" officeooo:rsid="001a8f23" style:font-weight-asian="normal" style:font-weight-complex="normal"/>
    </style:style>
    <style:style style:name="T11" style:family="text">
      <style:text-properties fo:language="es" fo:country="ES" fo:font-weight="normal" officeooo:rsid="001c12a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1"/>
      <text:p text:style-name="P2"><text:span text:style-name="T6">SOCIO(</text:span><text:span text:style-name="T4">dni cp</text:span><text:span text:style-name="T1">, fecha_ingreso, telefono, n ombre, dirección, fecha_compra)</text:span></text:p>
      <text:p text:style-name="P1"/>
      <text:p text:style-name="P2"><text:span text:style-name="T6">EMBARCACIÓN(</text:span><text:span text:style-name="T1">matricula cp, nombre, tipo, dimensiones, dni)</text:span></text:p>
      <text:p text:style-name="P4">caj dni→ socio(dni)</text:p>
      <text:p text:style-name="P4"/>
      <text:p text:style-name="P2"><text:span text:style-name="T6">ZONA</text:span><text:span text:style-name="T2">(</text:span><text:span text:style-name="T4">letra cp</text:span><text:span text:style-name="T1">, numero_barcos, tipo_barcos, profundidad, ancho_amarres)</text:span></text:p>
      <text:p text:style-name="P1"/>
      <text:p text:style-name="P2"><text:span text:style-name="T6">AMARRE(N</text:span><text:span text:style-name="T4">umero_amarre cp</text:span><text:span text:style-name="T1">, lectura_agua, lectura_luz, mnto_contratado, letra, fehca_asignación)</text:span></text:p>
      <text:p text:style-name="P3">caj: letra→ zona(letra)</text:p>
      <text:p text:style-name="P3"/>
      <text:p text:style-name="P5">EMPLEADO(codigo cp, nombre, dirección, teléfono, especialidad)</text:p>
      <text:p text:style-name="P5"/>
      <text:p text:style-name="P5">ASIGNA (barcos_asignados, <text:span text:style-name="T3">codigo</text:span> cp, <text:span text:style-name="T5">letra</text:span><text:span text:style-name="T7"> cp</text:span>)</text:p>
      <text:p text:style-name="P5"/>
      <text:p text:style-name="P5">BARCO(asigna cp, empleado cp)</text:p>
      <text:p text:style-name="P5">caj(empledao)→ EMPLEADO(códgio)</text:p>
      <text:p text:style-name="P1"/>
      <text:p text:style-name="P6">EJERCICIO 2:</text:p>
      <text:p text:style-name="P6">create database clases;</text:p>
      <text:p text:style-name="P6"/>
      <text:p text:style-name="P6">create table profesores(</text:p>
      <text:p text:style-name="P6">nif varchar(9),</text:p>
      <text:p text:style-name="P6">nombre varchar(50),</text:p>
      <text:p text:style-name="P6">apellido1 varchar(50),</text:p>
      <text:p text:style-name="P6">apellido2 varchar(50),</text:p>
      <text:p text:style-name="P6">direccion varchar(200),</text:p>
      <text:p text:style-name="P6">titulacion varchar(80),</text:p>
      <text:p text:style-name="P6">salario float,</text:p>
      <text:p text:style-name="P6">primary key(nif)</text:p>
      <text:p text:style-name="P6">);</text:p>
      <text:p text:style-name="P6"/>
      <text:p text:style-name="P6">create table cursos(</text:p>
      <text:p text:style-name="P6">codigo varchar(10),</text:p>
      <text:p text:style-name="P6">nombre varchar(50),</text:p>
      <text:p text:style-name="P6">nifProfesor varchar(50),</text:p>
      <text:p text:style-name="P6">maxalumnos int(2),</text:p>
      <text:p text:style-name="P6">fechaInicio date,</text:p>
      <text:p text:style-name="P6">fechafin date,</text:p>
      <text:p text:style-name="P6">horas int(4),</text:p>
      <text:p text:style-name="P6">primary key(codigo)</text:p>
      <text:p text:style-name="P6">);</text:p>
      <text:p text:style-name="P6"/>
      <text:p text:style-name="P6">create table alumnos(</text:p>
      <text:p text:style-name="P6">nif varchar(9),</text:p>
      <text:p text:style-name="P8">edad int(3),</text:p>
      <text:p text:style-name="P6">nombre varchar(50),</text:p>
      <text:p text:style-name="P6">apellido1 varchar(50),</text:p>
      <text:p text:style-name="P6">apellido2 varchar(50),</text:p>
      <text:p text:style-name="P6">direccion varchar(200),</text:p>
      <text:p text:style-name="P6"><text:soft-page-break/>sexo char(1),</text:p>
      <text:p text:style-name="P6">fechaNacimiento date,</text:p>
      <text:p text:style-name="P6">codigoCurso varchar(10)</text:p>
      <text:p text:style-name="P6">primary key(nif),</text:p>
      <text:p text:style-name="P6">foreign key(codigoCurso) references cursos(codigo)</text:p>
      <text:p text:style-name="P6">);</text:p>
      <text:p text:style-name="P6"/>
      <text:p text:style-name="P8">alter table alumnos <text:s/>add colum edad int(3);</text:p>
      <text:p text:style-name="P6"/>
      <text:p text:style-name="P8">alter table profesores delete colum dirección varchar(200);</text:p>
      <text:p text:style-name="P8"/>
      <text:p text:style-name="P7"><text:span text:style-name="T9">alter table </text:span><text:span text:style-name="T10">profesores</text:span><text:span text:style-name="T9"> add primary key (</text:span><text:span text:style-name="T10">nombre, apellido1, apellido2</text:span><text:span text:style-name="T9">);</text:span></text:p>
      <text:p text:style-name="P11"/>
      <text:p text:style-name="P12"><text:span text:style-name="T9">a</text:span><text:span text:style-name="T8">lter ta</text:span><text:span text:style-name="T11">ble profesores delete column direccion</text:span></text:p>
      <text:p text:style-name="P12"><text:span text:style-name="T11"/></text:p>
      <text:p text:style-name="P13"><text:span text:style-name="T8">alter table profesor drop primary key</text:span></text:p>
      <text:p text:style-name="P13"><text:span text:style-name="T8"/></text:p>
      <text:p text:style-name="P13"><text:span text:style-name="T8">alter table profesor rename to profesor</text:span></text:p>
      <text:p text:style-name="P13"><text:span text:style-name="T8"/></text:p>
      <text:p text:style-name="P13"><text:span text:style-name="T8">drop table alumn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10:02:34.417952401</meta:creation-date>
    <dc:date>2023-09-25T10:20:42.249734197</dc:date>
    <meta:editing-duration>PT25M1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170" meta:character-count="1466" meta:non-whitespace-character-count="1348"/>
  </office:meta>
</office:document-meta>
</file>